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dddddd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000000" draw:opacity="100%" draw:opacity-name="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75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67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36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42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07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text-properties fo:font-size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.79cm" svg:height="0.832cm" svg:x="13.148cm" svg:y="18.268cm">
          <text:p text:style-name="P1">HW SPI</text:p>
        </draw:rect>
        <draw:g>
          <draw:ellipse draw:style-name="gr2" draw:text-style-name="P2" draw:layer="layout" svg:width="2.496cm" svg:height="2.588cm" svg:x="13.98cm" svg:y="14.664cm">
            <text:p text:style-name="P1"><text:span text:style-name="T1">SPI</text:span></text:p>
            <text:p text:style-name="P1"><text:span text:style-name="T1">Handler</text:span></text:p>
          </draw:ellipse>
          <draw:custom-shape draw:style-name="gr3" draw:text-style-name="P1" draw:layer="layout" svg:width="0.523cm" svg:height="0.523cm" draw:transform="skewX (0.00191986217719339) rotate (2.3561944901919) translate (14.997cm 15.033cm)">
            <text:p/>
  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  </draw:custom-shape>
        </draw:g>
        <draw:g>
          <draw:g>
            <draw:rect draw:style-name="gr4" draw:text-style-name="P1" draw:layer="layout" svg:width="0.277cm" svg:height="2.218cm" svg:x="19.618cm" svg:y="12.076cm">
              <text:p/>
            </draw:rect>
            <draw:line draw:style-name="gr5" draw:text-style-name="P1" draw:layer="layout" svg:x1="19.618cm" svg:y1="12.261cm" svg:x2="19.895cm" svg:y2="12.261cm">
              <text:p/>
            </draw:line>
            <draw:line draw:style-name="gr5" draw:text-style-name="P1" draw:layer="layout" svg:x1="19.618cm" svg:y1="14.109cm" svg:x2="19.895cm" svg:y2="14.109cm">
              <text:p/>
            </draw:line>
            <draw:line draw:style-name="gr5" draw:text-style-name="P1" draw:layer="layout" svg:x1="19.618cm" svg:y1="13.924cm" svg:x2="19.895cm" svg:y2="13.924cm">
              <text:p/>
            </draw:line>
            <draw:line draw:style-name="gr5" draw:text-style-name="P1" draw:layer="layout" svg:x1="19.618cm" svg:y1="13.739cm" svg:x2="19.895cm" svg:y2="13.739cm">
              <text:p/>
            </draw:line>
            <draw:line draw:style-name="gr5" draw:text-style-name="P1" draw:layer="layout" svg:x1="19.618cm" svg:y1="13.555cm" svg:x2="19.895cm" svg:y2="13.555cm">
              <text:p/>
            </draw:line>
            <draw:line draw:style-name="gr5" draw:text-style-name="P1" draw:layer="layout" svg:x1="19.618cm" svg:y1="13.37cm" svg:x2="19.895cm" svg:y2="13.37cm">
              <text:p/>
            </draw:line>
            <draw:line draw:style-name="gr5" draw:text-style-name="P1" draw:layer="layout" svg:x1="19.618cm" svg:y1="13.185cm" svg:x2="19.895cm" svg:y2="13.185cm">
              <text:p/>
            </draw:line>
            <draw:line draw:style-name="gr5" draw:text-style-name="P1" draw:layer="layout" svg:x1="19.618cm" svg:y1="13cm" svg:x2="19.895cm" svg:y2="13cm">
              <text:p/>
            </draw:line>
            <draw:line draw:style-name="gr5" draw:text-style-name="P1" draw:layer="layout" svg:x1="19.618cm" svg:y1="12.815cm" svg:x2="19.895cm" svg:y2="12.815cm">
              <text:p/>
            </draw:line>
            <draw:line draw:style-name="gr5" draw:text-style-name="P1" draw:layer="layout" svg:x1="19.618cm" svg:y1="12.63cm" svg:x2="19.895cm" svg:y2="12.63cm">
              <text:p/>
            </draw:line>
            <draw:line draw:style-name="gr5" draw:text-style-name="P1" draw:layer="layout" svg:x1="19.618cm" svg:y1="12.445cm" svg:x2="19.895cm" svg:y2="12.445cm">
              <text:p/>
            </draw:line>
          </draw:g>
          <draw:g>
            <draw:rect draw:style-name="gr4" draw:text-style-name="P1" draw:layer="layout" svg:width="0.277cm" svg:height="2.218cm" svg:x="18.509cm" svg:y="12.076cm">
              <text:p/>
            </draw:rect>
            <draw:line draw:style-name="gr5" draw:text-style-name="P1" draw:layer="layout" svg:x1="18.509cm" svg:y1="12.261cm" svg:x2="18.786cm" svg:y2="12.261cm">
              <text:p/>
            </draw:line>
            <draw:line draw:style-name="gr5" draw:text-style-name="P1" draw:layer="layout" svg:x1="18.509cm" svg:y1="14.109cm" svg:x2="18.786cm" svg:y2="14.109cm">
              <text:p/>
            </draw:line>
            <draw:line draw:style-name="gr5" draw:text-style-name="P1" draw:layer="layout" svg:x1="18.509cm" svg:y1="13.924cm" svg:x2="18.786cm" svg:y2="13.924cm">
              <text:p/>
            </draw:line>
            <draw:line draw:style-name="gr5" draw:text-style-name="P1" draw:layer="layout" svg:x1="18.509cm" svg:y1="13.739cm" svg:x2="18.786cm" svg:y2="13.739cm">
              <text:p/>
            </draw:line>
            <draw:line draw:style-name="gr5" draw:text-style-name="P1" draw:layer="layout" svg:x1="18.509cm" svg:y1="13.555cm" svg:x2="18.786cm" svg:y2="13.555cm">
              <text:p/>
            </draw:line>
            <draw:line draw:style-name="gr5" draw:text-style-name="P1" draw:layer="layout" svg:x1="18.509cm" svg:y1="13.37cm" svg:x2="18.786cm" svg:y2="13.37cm">
              <text:p/>
            </draw:line>
            <draw:line draw:style-name="gr5" draw:text-style-name="P1" draw:layer="layout" svg:x1="18.509cm" svg:y1="13.185cm" svg:x2="18.786cm" svg:y2="13.185cm">
              <text:p/>
            </draw:line>
            <draw:line draw:style-name="gr5" draw:text-style-name="P1" draw:layer="layout" svg:x1="18.509cm" svg:y1="13cm" svg:x2="18.786cm" svg:y2="13cm">
              <text:p/>
            </draw:line>
            <draw:line draw:style-name="gr5" draw:text-style-name="P1" draw:layer="layout" svg:x1="18.509cm" svg:y1="12.815cm" svg:x2="18.786cm" svg:y2="12.815cm">
              <text:p/>
            </draw:line>
            <draw:line draw:style-name="gr5" draw:text-style-name="P1" draw:layer="layout" svg:x1="18.509cm" svg:y1="12.63cm" svg:x2="18.786cm" svg:y2="12.63cm">
              <text:p/>
            </draw:line>
            <draw:line draw:style-name="gr5" draw:text-style-name="P1" draw:layer="layout" svg:x1="18.509cm" svg:y1="12.445cm" svg:x2="18.786cm" svg:y2="12.445cm">
              <text:p/>
            </draw:line>
          </draw:g>
          <draw:g>
            <draw:rect draw:style-name="gr4" draw:text-style-name="P1" draw:layer="layout" svg:width="0.277cm" svg:height="2.218cm" svg:x="18.879cm" svg:y="12.076cm">
              <text:p/>
            </draw:rect>
            <draw:line draw:style-name="gr5" draw:text-style-name="P1" draw:layer="layout" svg:x1="18.879cm" svg:y1="12.261cm" svg:x2="19.156cm" svg:y2="12.261cm">
              <text:p/>
            </draw:line>
            <draw:line draw:style-name="gr5" draw:text-style-name="P1" draw:layer="layout" svg:x1="18.879cm" svg:y1="14.109cm" svg:x2="19.156cm" svg:y2="14.109cm">
              <text:p/>
            </draw:line>
            <draw:line draw:style-name="gr5" draw:text-style-name="P1" draw:layer="layout" svg:x1="18.879cm" svg:y1="13.924cm" svg:x2="19.156cm" svg:y2="13.924cm">
              <text:p/>
            </draw:line>
            <draw:line draw:style-name="gr5" draw:text-style-name="P1" draw:layer="layout" svg:x1="18.879cm" svg:y1="13.739cm" svg:x2="19.156cm" svg:y2="13.739cm">
              <text:p/>
            </draw:line>
            <draw:line draw:style-name="gr5" draw:text-style-name="P1" draw:layer="layout" svg:x1="18.879cm" svg:y1="13.555cm" svg:x2="19.156cm" svg:y2="13.555cm">
              <text:p/>
            </draw:line>
            <draw:line draw:style-name="gr5" draw:text-style-name="P1" draw:layer="layout" svg:x1="18.879cm" svg:y1="13.37cm" svg:x2="19.156cm" svg:y2="13.37cm">
              <text:p/>
            </draw:line>
            <draw:line draw:style-name="gr5" draw:text-style-name="P1" draw:layer="layout" svg:x1="18.879cm" svg:y1="13.185cm" svg:x2="19.156cm" svg:y2="13.185cm">
              <text:p/>
            </draw:line>
            <draw:line draw:style-name="gr5" draw:text-style-name="P1" draw:layer="layout" svg:x1="18.879cm" svg:y1="13cm" svg:x2="19.156cm" svg:y2="13cm">
              <text:p/>
            </draw:line>
            <draw:line draw:style-name="gr5" draw:text-style-name="P1" draw:layer="layout" svg:x1="18.879cm" svg:y1="12.815cm" svg:x2="19.156cm" svg:y2="12.815cm">
              <text:p/>
            </draw:line>
            <draw:line draw:style-name="gr5" draw:text-style-name="P1" draw:layer="layout" svg:x1="18.879cm" svg:y1="12.63cm" svg:x2="19.156cm" svg:y2="12.63cm">
              <text:p/>
            </draw:line>
            <draw:line draw:style-name="gr5" draw:text-style-name="P1" draw:layer="layout" svg:x1="18.879cm" svg:y1="12.445cm" svg:x2="19.156cm" svg:y2="12.445cm">
              <text:p/>
            </draw:line>
          </draw:g>
          <draw:g>
            <draw:rect draw:style-name="gr4" draw:text-style-name="P1" draw:layer="layout" svg:width="0.278cm" svg:height="2.218cm" svg:x="19.248cm" svg:y="12.076cm">
              <text:p/>
            </draw:rect>
            <draw:line draw:style-name="gr5" draw:text-style-name="P1" draw:layer="layout" svg:x1="19.248cm" svg:y1="12.261cm" svg:x2="19.525cm" svg:y2="12.261cm">
              <text:p/>
            </draw:line>
            <draw:line draw:style-name="gr5" draw:text-style-name="P1" draw:layer="layout" svg:x1="19.248cm" svg:y1="14.109cm" svg:x2="19.525cm" svg:y2="14.109cm">
              <text:p/>
            </draw:line>
            <draw:line draw:style-name="gr5" draw:text-style-name="P1" draw:layer="layout" svg:x1="19.248cm" svg:y1="13.924cm" svg:x2="19.525cm" svg:y2="13.924cm">
              <text:p/>
            </draw:line>
            <draw:line draw:style-name="gr5" draw:text-style-name="P1" draw:layer="layout" svg:x1="19.248cm" svg:y1="13.739cm" svg:x2="19.525cm" svg:y2="13.739cm">
              <text:p/>
            </draw:line>
            <draw:line draw:style-name="gr5" draw:text-style-name="P1" draw:layer="layout" svg:x1="19.248cm" svg:y1="13.555cm" svg:x2="19.525cm" svg:y2="13.555cm">
              <text:p/>
            </draw:line>
            <draw:line draw:style-name="gr5" draw:text-style-name="P1" draw:layer="layout" svg:x1="19.248cm" svg:y1="13.37cm" svg:x2="19.525cm" svg:y2="13.37cm">
              <text:p/>
            </draw:line>
            <draw:line draw:style-name="gr5" draw:text-style-name="P1" draw:layer="layout" svg:x1="19.248cm" svg:y1="13.185cm" svg:x2="19.525cm" svg:y2="13.185cm">
              <text:p/>
            </draw:line>
            <draw:line draw:style-name="gr5" draw:text-style-name="P1" draw:layer="layout" svg:x1="19.248cm" svg:y1="13cm" svg:x2="19.525cm" svg:y2="13cm">
              <text:p/>
            </draw:line>
            <draw:line draw:style-name="gr5" draw:text-style-name="P1" draw:layer="layout" svg:x1="19.248cm" svg:y1="12.815cm" svg:x2="19.525cm" svg:y2="12.815cm">
              <text:p/>
            </draw:line>
            <draw:line draw:style-name="gr5" draw:text-style-name="P1" draw:layer="layout" svg:x1="19.248cm" svg:y1="12.63cm" svg:x2="19.525cm" svg:y2="12.63cm">
              <text:p/>
            </draw:line>
            <draw:line draw:style-name="gr5" draw:text-style-name="P1" draw:layer="layout" svg:x1="19.248cm" svg:y1="12.445cm" svg:x2="19.525cm" svg:y2="12.445cm">
              <text:p/>
            </draw:line>
          </draw:g>
        </draw:g>
        <draw:g>
          <draw:g>
            <draw:rect draw:style-name="gr4" draw:text-style-name="P1" draw:layer="layout" svg:width="0.277cm" svg:height="2.219cm" svg:x="11.208cm" svg:y="11.982cm">
              <text:p/>
            </draw:rect>
            <draw:line draw:style-name="gr5" draw:text-style-name="P1" draw:layer="layout" svg:x1="11.208cm" svg:y1="12.167cm" svg:x2="11.485cm" svg:y2="12.167cm">
              <text:p/>
            </draw:line>
            <draw:line draw:style-name="gr5" draw:text-style-name="P1" draw:layer="layout" svg:x1="11.208cm" svg:y1="14.016cm" svg:x2="11.485cm" svg:y2="14.016cm">
              <text:p/>
            </draw:line>
            <draw:line draw:style-name="gr5" draw:text-style-name="P1" draw:layer="layout" svg:x1="11.208cm" svg:y1="13.831cm" svg:x2="11.485cm" svg:y2="13.831cm">
              <text:p/>
            </draw:line>
            <draw:line draw:style-name="gr5" draw:text-style-name="P1" draw:layer="layout" svg:x1="11.208cm" svg:y1="13.646cm" svg:x2="11.485cm" svg:y2="13.646cm">
              <text:p/>
            </draw:line>
            <draw:line draw:style-name="gr5" draw:text-style-name="P1" draw:layer="layout" svg:x1="11.208cm" svg:y1="13.461cm" svg:x2="11.485cm" svg:y2="13.461cm">
              <text:p/>
            </draw:line>
            <draw:line draw:style-name="gr5" draw:text-style-name="P1" draw:layer="layout" svg:x1="11.208cm" svg:y1="13.276cm" svg:x2="11.485cm" svg:y2="13.276cm">
              <text:p/>
            </draw:line>
            <draw:line draw:style-name="gr5" draw:text-style-name="P1" draw:layer="layout" svg:x1="11.208cm" svg:y1="13.092cm" svg:x2="11.485cm" svg:y2="13.092cm">
              <text:p/>
            </draw:line>
            <draw:line draw:style-name="gr5" draw:text-style-name="P1" draw:layer="layout" svg:x1="11.208cm" svg:y1="12.907cm" svg:x2="11.485cm" svg:y2="12.907cm">
              <text:p/>
            </draw:line>
            <draw:line draw:style-name="gr5" draw:text-style-name="P1" draw:layer="layout" svg:x1="11.208cm" svg:y1="12.722cm" svg:x2="11.485cm" svg:y2="12.722cm">
              <text:p/>
            </draw:line>
            <draw:line draw:style-name="gr5" draw:text-style-name="P1" draw:layer="layout" svg:x1="11.208cm" svg:y1="12.537cm" svg:x2="11.485cm" svg:y2="12.537cm">
              <text:p/>
            </draw:line>
            <draw:line draw:style-name="gr5" draw:text-style-name="P1" draw:layer="layout" svg:x1="11.208cm" svg:y1="12.352cm" svg:x2="11.485cm" svg:y2="12.352cm">
              <text:p/>
            </draw:line>
          </draw:g>
          <draw:g>
            <draw:rect draw:style-name="gr4" draw:text-style-name="P1" draw:layer="layout" svg:width="0.278cm" svg:height="2.219cm" svg:x="10.098cm" svg:y="11.982cm">
              <text:p/>
            </draw:rect>
            <draw:line draw:style-name="gr5" draw:text-style-name="P1" draw:layer="layout" svg:x1="10.098cm" svg:y1="12.167cm" svg:x2="10.375cm" svg:y2="12.167cm">
              <text:p/>
            </draw:line>
            <draw:line draw:style-name="gr5" draw:text-style-name="P1" draw:layer="layout" svg:x1="10.098cm" svg:y1="14.016cm" svg:x2="10.375cm" svg:y2="14.016cm">
              <text:p/>
            </draw:line>
            <draw:line draw:style-name="gr5" draw:text-style-name="P1" draw:layer="layout" svg:x1="10.098cm" svg:y1="13.831cm" svg:x2="10.375cm" svg:y2="13.831cm">
              <text:p/>
            </draw:line>
            <draw:line draw:style-name="gr5" draw:text-style-name="P1" draw:layer="layout" svg:x1="10.098cm" svg:y1="13.646cm" svg:x2="10.375cm" svg:y2="13.646cm">
              <text:p/>
            </draw:line>
            <draw:line draw:style-name="gr5" draw:text-style-name="P1" draw:layer="layout" svg:x1="10.098cm" svg:y1="13.461cm" svg:x2="10.375cm" svg:y2="13.461cm">
              <text:p/>
            </draw:line>
            <draw:line draw:style-name="gr5" draw:text-style-name="P1" draw:layer="layout" svg:x1="10.098cm" svg:y1="13.276cm" svg:x2="10.375cm" svg:y2="13.276cm">
              <text:p/>
            </draw:line>
            <draw:line draw:style-name="gr5" draw:text-style-name="P1" draw:layer="layout" svg:x1="10.098cm" svg:y1="13.092cm" svg:x2="10.375cm" svg:y2="13.092cm">
              <text:p/>
            </draw:line>
            <draw:line draw:style-name="gr5" draw:text-style-name="P1" draw:layer="layout" svg:x1="10.098cm" svg:y1="12.907cm" svg:x2="10.375cm" svg:y2="12.907cm">
              <text:p/>
            </draw:line>
            <draw:line draw:style-name="gr5" draw:text-style-name="P1" draw:layer="layout" svg:x1="10.098cm" svg:y1="12.722cm" svg:x2="10.375cm" svg:y2="12.722cm">
              <text:p/>
            </draw:line>
            <draw:line draw:style-name="gr5" draw:text-style-name="P1" draw:layer="layout" svg:x1="10.098cm" svg:y1="12.537cm" svg:x2="10.375cm" svg:y2="12.537cm">
              <text:p/>
            </draw:line>
            <draw:line draw:style-name="gr5" draw:text-style-name="P1" draw:layer="layout" svg:x1="10.098cm" svg:y1="12.352cm" svg:x2="10.375cm" svg:y2="12.352cm">
              <text:p/>
            </draw:line>
          </draw:g>
          <draw:g>
            <draw:rect draw:style-name="gr4" draw:text-style-name="P1" draw:layer="layout" svg:width="0.277cm" svg:height="2.219cm" svg:x="10.468cm" svg:y="11.982cm">
              <text:p/>
            </draw:rect>
            <draw:line draw:style-name="gr5" draw:text-style-name="P1" draw:layer="layout" svg:x1="10.468cm" svg:y1="12.167cm" svg:x2="10.745cm" svg:y2="12.167cm">
              <text:p/>
            </draw:line>
            <draw:line draw:style-name="gr5" draw:text-style-name="P1" draw:layer="layout" svg:x1="10.468cm" svg:y1="14.016cm" svg:x2="10.745cm" svg:y2="14.016cm">
              <text:p/>
            </draw:line>
            <draw:line draw:style-name="gr5" draw:text-style-name="P1" draw:layer="layout" svg:x1="10.468cm" svg:y1="13.831cm" svg:x2="10.745cm" svg:y2="13.831cm">
              <text:p/>
            </draw:line>
            <draw:line draw:style-name="gr5" draw:text-style-name="P1" draw:layer="layout" svg:x1="10.468cm" svg:y1="13.646cm" svg:x2="10.745cm" svg:y2="13.646cm">
              <text:p/>
            </draw:line>
            <draw:line draw:style-name="gr5" draw:text-style-name="P1" draw:layer="layout" svg:x1="10.468cm" svg:y1="13.461cm" svg:x2="10.745cm" svg:y2="13.461cm">
              <text:p/>
            </draw:line>
            <draw:line draw:style-name="gr5" draw:text-style-name="P1" draw:layer="layout" svg:x1="10.468cm" svg:y1="13.276cm" svg:x2="10.745cm" svg:y2="13.276cm">
              <text:p/>
            </draw:line>
            <draw:line draw:style-name="gr5" draw:text-style-name="P1" draw:layer="layout" svg:x1="10.468cm" svg:y1="13.092cm" svg:x2="10.745cm" svg:y2="13.092cm">
              <text:p/>
            </draw:line>
            <draw:line draw:style-name="gr5" draw:text-style-name="P1" draw:layer="layout" svg:x1="10.468cm" svg:y1="12.907cm" svg:x2="10.745cm" svg:y2="12.907cm">
              <text:p/>
            </draw:line>
            <draw:line draw:style-name="gr5" draw:text-style-name="P1" draw:layer="layout" svg:x1="10.468cm" svg:y1="12.722cm" svg:x2="10.745cm" svg:y2="12.722cm">
              <text:p/>
            </draw:line>
            <draw:line draw:style-name="gr5" draw:text-style-name="P1" draw:layer="layout" svg:x1="10.468cm" svg:y1="12.537cm" svg:x2="10.745cm" svg:y2="12.537cm">
              <text:p/>
            </draw:line>
            <draw:line draw:style-name="gr5" draw:text-style-name="P1" draw:layer="layout" svg:x1="10.468cm" svg:y1="12.352cm" svg:x2="10.745cm" svg:y2="12.352cm">
              <text:p/>
            </draw:line>
          </draw:g>
          <draw:g>
            <draw:rect draw:style-name="gr4" draw:text-style-name="P1" draw:layer="layout" svg:width="0.277cm" svg:height="2.219cm" svg:x="10.838cm" svg:y="11.982cm">
              <text:p/>
            </draw:rect>
            <draw:line draw:style-name="gr5" draw:text-style-name="P1" draw:layer="layout" svg:x1="10.838cm" svg:y1="12.167cm" svg:x2="11.115cm" svg:y2="12.167cm">
              <text:p/>
            </draw:line>
            <draw:line draw:style-name="gr5" draw:text-style-name="P1" draw:layer="layout" svg:x1="10.838cm" svg:y1="14.016cm" svg:x2="11.115cm" svg:y2="14.016cm">
              <text:p/>
            </draw:line>
            <draw:line draw:style-name="gr5" draw:text-style-name="P1" draw:layer="layout" svg:x1="10.838cm" svg:y1="13.831cm" svg:x2="11.115cm" svg:y2="13.831cm">
              <text:p/>
            </draw:line>
            <draw:line draw:style-name="gr5" draw:text-style-name="P1" draw:layer="layout" svg:x1="10.838cm" svg:y1="13.646cm" svg:x2="11.115cm" svg:y2="13.646cm">
              <text:p/>
            </draw:line>
            <draw:line draw:style-name="gr5" draw:text-style-name="P1" draw:layer="layout" svg:x1="10.838cm" svg:y1="13.461cm" svg:x2="11.115cm" svg:y2="13.461cm">
              <text:p/>
            </draw:line>
            <draw:line draw:style-name="gr5" draw:text-style-name="P1" draw:layer="layout" svg:x1="10.838cm" svg:y1="13.276cm" svg:x2="11.115cm" svg:y2="13.276cm">
              <text:p/>
            </draw:line>
            <draw:line draw:style-name="gr5" draw:text-style-name="P1" draw:layer="layout" svg:x1="10.838cm" svg:y1="13.092cm" svg:x2="11.115cm" svg:y2="13.092cm">
              <text:p/>
            </draw:line>
            <draw:line draw:style-name="gr5" draw:text-style-name="P1" draw:layer="layout" svg:x1="10.838cm" svg:y1="12.907cm" svg:x2="11.115cm" svg:y2="12.907cm">
              <text:p/>
            </draw:line>
            <draw:line draw:style-name="gr5" draw:text-style-name="P1" draw:layer="layout" svg:x1="10.838cm" svg:y1="12.722cm" svg:x2="11.115cm" svg:y2="12.722cm">
              <text:p/>
            </draw:line>
            <draw:line draw:style-name="gr5" draw:text-style-name="P1" draw:layer="layout" svg:x1="10.838cm" svg:y1="12.537cm" svg:x2="11.115cm" svg:y2="12.537cm">
              <text:p/>
            </draw:line>
            <draw:line draw:style-name="gr5" draw:text-style-name="P1" draw:layer="layout" svg:x1="10.838cm" svg:y1="12.352cm" svg:x2="11.115cm" svg:y2="12.352cm">
              <text:p/>
            </draw:line>
          </draw:g>
        </draw:g>
        <draw:g>
          <draw:ellipse draw:style-name="gr2" draw:text-style-name="P2" draw:layer="layout" svg:width="2.495cm" svg:height="2.587cm" svg:x="13.888cm" svg:y="2.001cm">
            <text:p text:style-name="P1"><text:span text:style-name="T1">Network</text:span></text:p>
            <text:p text:style-name="P1"><text:span text:style-name="T1">Handler</text:span></text:p>
          </draw:ellipse>
          <draw:custom-shape draw:style-name="gr3" draw:text-style-name="P1" draw:layer="layout" svg:width="0.523cm" svg:height="0.522cm" draw:transform="skewX (0.00191986217719339) rotate (2.3561944901919) translate (14.905cm 2.37cm)">
            <text:p/>
  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  </draw:custom-shape>
        </draw:g>
        <draw:g>
          <draw:ellipse draw:style-name="gr2" draw:text-style-name="P2" draw:layer="layout" svg:width="2.495cm" svg:height="2.588cm" svg:x="13.888cm" svg:y="8.285cm">
            <text:p text:style-name="P1"><text:span text:style-name="T1">Package</text:span></text:p>
            <text:p text:style-name="P1"><text:span text:style-name="T1">Handler</text:span></text:p>
          </draw:ellipse>
          <draw:custom-shape draw:style-name="gr3" draw:text-style-name="P1" draw:layer="layout" svg:width="0.523cm" svg:height="0.523cm" draw:transform="skewX (-0.0019198621771935) rotate (2.3561944901919) translate (14.905cm 8.655cm)">
            <text:p/>
  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  </draw:custom-shape>
        </draw:g>
        <draw:g>
          <draw:g>
            <draw:rect draw:style-name="gr4" draw:text-style-name="P1" draw:layer="layout" svg:width="0.277cm" svg:height="2.219cm" svg:x="18.232cm" svg:y="5.698cm">
              <text:p/>
            </draw:rect>
            <draw:line draw:style-name="gr5" draw:text-style-name="P1" draw:layer="layout" svg:x1="18.232cm" svg:y1="5.883cm" svg:x2="18.509cm" svg:y2="5.883cm">
              <text:p/>
            </draw:line>
            <draw:line draw:style-name="gr5" draw:text-style-name="P1" draw:layer="layout" svg:x1="18.232cm" svg:y1="7.732cm" svg:x2="18.509cm" svg:y2="7.732cm">
              <text:p/>
            </draw:line>
            <draw:line draw:style-name="gr5" draw:text-style-name="P1" draw:layer="layout" svg:x1="18.232cm" svg:y1="7.547cm" svg:x2="18.509cm" svg:y2="7.547cm">
              <text:p/>
            </draw:line>
            <draw:line draw:style-name="gr5" draw:text-style-name="P1" draw:layer="layout" svg:x1="18.232cm" svg:y1="7.362cm" svg:x2="18.509cm" svg:y2="7.362cm">
              <text:p/>
            </draw:line>
            <draw:line draw:style-name="gr5" draw:text-style-name="P1" draw:layer="layout" svg:x1="18.232cm" svg:y1="7.177cm" svg:x2="18.509cm" svg:y2="7.177cm">
              <text:p/>
            </draw:line>
            <draw:line draw:style-name="gr5" draw:text-style-name="P1" draw:layer="layout" svg:x1="18.232cm" svg:y1="6.992cm" svg:x2="18.509cm" svg:y2="6.992cm">
              <text:p/>
            </draw:line>
            <draw:line draw:style-name="gr5" draw:text-style-name="P1" draw:layer="layout" svg:x1="18.232cm" svg:y1="6.808cm" svg:x2="18.509cm" svg:y2="6.808cm">
              <text:p/>
            </draw:line>
            <draw:line draw:style-name="gr5" draw:text-style-name="P1" draw:layer="layout" svg:x1="18.232cm" svg:y1="6.623cm" svg:x2="18.509cm" svg:y2="6.623cm">
              <text:p/>
            </draw:line>
            <draw:line draw:style-name="gr5" draw:text-style-name="P1" draw:layer="layout" svg:x1="18.232cm" svg:y1="6.438cm" svg:x2="18.509cm" svg:y2="6.438cm">
              <text:p/>
            </draw:line>
            <draw:line draw:style-name="gr5" draw:text-style-name="P1" draw:layer="layout" svg:x1="18.232cm" svg:y1="6.253cm" svg:x2="18.509cm" svg:y2="6.253cm">
              <text:p/>
            </draw:line>
            <draw:line draw:style-name="gr5" draw:text-style-name="P1" draw:layer="layout" svg:x1="18.232cm" svg:y1="6.068cm" svg:x2="18.509cm" svg:y2="6.068cm">
              <text:p/>
            </draw:line>
          </draw:g>
          <draw:g>
            <draw:rect draw:style-name="gr4" draw:text-style-name="P1" draw:layer="layout" svg:width="0.277cm" svg:height="2.219cm" svg:x="17.123cm" svg:y="5.698cm">
              <text:p/>
            </draw:rect>
            <draw:line draw:style-name="gr5" draw:text-style-name="P1" draw:layer="layout" svg:x1="17.123cm" svg:y1="5.883cm" svg:x2="17.4cm" svg:y2="5.883cm">
              <text:p/>
            </draw:line>
            <draw:line draw:style-name="gr5" draw:text-style-name="P1" draw:layer="layout" svg:x1="17.123cm" svg:y1="7.732cm" svg:x2="17.4cm" svg:y2="7.732cm">
              <text:p/>
            </draw:line>
            <draw:line draw:style-name="gr5" draw:text-style-name="P1" draw:layer="layout" svg:x1="17.123cm" svg:y1="7.547cm" svg:x2="17.4cm" svg:y2="7.547cm">
              <text:p/>
            </draw:line>
            <draw:line draw:style-name="gr5" draw:text-style-name="P1" draw:layer="layout" svg:x1="17.123cm" svg:y1="7.362cm" svg:x2="17.4cm" svg:y2="7.362cm">
              <text:p/>
            </draw:line>
            <draw:line draw:style-name="gr5" draw:text-style-name="P1" draw:layer="layout" svg:x1="17.123cm" svg:y1="7.177cm" svg:x2="17.4cm" svg:y2="7.177cm">
              <text:p/>
            </draw:line>
            <draw:line draw:style-name="gr5" draw:text-style-name="P1" draw:layer="layout" svg:x1="17.123cm" svg:y1="6.992cm" svg:x2="17.4cm" svg:y2="6.992cm">
              <text:p/>
            </draw:line>
            <draw:line draw:style-name="gr5" draw:text-style-name="P1" draw:layer="layout" svg:x1="17.123cm" svg:y1="6.808cm" svg:x2="17.4cm" svg:y2="6.808cm">
              <text:p/>
            </draw:line>
            <draw:line draw:style-name="gr5" draw:text-style-name="P1" draw:layer="layout" svg:x1="17.123cm" svg:y1="6.623cm" svg:x2="17.4cm" svg:y2="6.623cm">
              <text:p/>
            </draw:line>
            <draw:line draw:style-name="gr5" draw:text-style-name="P1" draw:layer="layout" svg:x1="17.123cm" svg:y1="6.438cm" svg:x2="17.4cm" svg:y2="6.438cm">
              <text:p/>
            </draw:line>
            <draw:line draw:style-name="gr5" draw:text-style-name="P1" draw:layer="layout" svg:x1="17.123cm" svg:y1="6.253cm" svg:x2="17.4cm" svg:y2="6.253cm">
              <text:p/>
            </draw:line>
            <draw:line draw:style-name="gr5" draw:text-style-name="P1" draw:layer="layout" svg:x1="17.123cm" svg:y1="6.068cm" svg:x2="17.4cm" svg:y2="6.068cm">
              <text:p/>
            </draw:line>
          </draw:g>
          <draw:g>
            <draw:rect draw:style-name="gr4" draw:text-style-name="P1" draw:layer="layout" svg:width="0.278cm" svg:height="2.219cm" svg:x="17.492cm" svg:y="5.698cm">
              <text:p/>
            </draw:rect>
            <draw:line draw:style-name="gr5" draw:text-style-name="P1" draw:layer="layout" svg:x1="17.492cm" svg:y1="5.883cm" svg:x2="17.769cm" svg:y2="5.883cm">
              <text:p/>
            </draw:line>
            <draw:line draw:style-name="gr5" draw:text-style-name="P1" draw:layer="layout" svg:x1="17.492cm" svg:y1="7.732cm" svg:x2="17.769cm" svg:y2="7.732cm">
              <text:p/>
            </draw:line>
            <draw:line draw:style-name="gr5" draw:text-style-name="P1" draw:layer="layout" svg:x1="17.492cm" svg:y1="7.547cm" svg:x2="17.769cm" svg:y2="7.547cm">
              <text:p/>
            </draw:line>
            <draw:line draw:style-name="gr5" draw:text-style-name="P1" draw:layer="layout" svg:x1="17.492cm" svg:y1="7.362cm" svg:x2="17.769cm" svg:y2="7.362cm">
              <text:p/>
            </draw:line>
            <draw:line draw:style-name="gr5" draw:text-style-name="P1" draw:layer="layout" svg:x1="17.492cm" svg:y1="7.177cm" svg:x2="17.769cm" svg:y2="7.177cm">
              <text:p/>
            </draw:line>
            <draw:line draw:style-name="gr5" draw:text-style-name="P1" draw:layer="layout" svg:x1="17.492cm" svg:y1="6.992cm" svg:x2="17.769cm" svg:y2="6.992cm">
              <text:p/>
            </draw:line>
            <draw:line draw:style-name="gr5" draw:text-style-name="P1" draw:layer="layout" svg:x1="17.492cm" svg:y1="6.808cm" svg:x2="17.769cm" svg:y2="6.808cm">
              <text:p/>
            </draw:line>
            <draw:line draw:style-name="gr5" draw:text-style-name="P1" draw:layer="layout" svg:x1="17.492cm" svg:y1="6.623cm" svg:x2="17.769cm" svg:y2="6.623cm">
              <text:p/>
            </draw:line>
            <draw:line draw:style-name="gr5" draw:text-style-name="P1" draw:layer="layout" svg:x1="17.492cm" svg:y1="6.438cm" svg:x2="17.769cm" svg:y2="6.438cm">
              <text:p/>
            </draw:line>
            <draw:line draw:style-name="gr5" draw:text-style-name="P1" draw:layer="layout" svg:x1="17.492cm" svg:y1="6.253cm" svg:x2="17.769cm" svg:y2="6.253cm">
              <text:p/>
            </draw:line>
            <draw:line draw:style-name="gr5" draw:text-style-name="P1" draw:layer="layout" svg:x1="17.492cm" svg:y1="6.068cm" svg:x2="17.769cm" svg:y2="6.068cm">
              <text:p/>
            </draw:line>
          </draw:g>
          <draw:g>
            <draw:rect draw:style-name="gr4" draw:text-style-name="P1" draw:layer="layout" svg:width="0.277cm" svg:height="2.219cm" svg:x="17.862cm" svg:y="5.698cm">
              <text:p/>
            </draw:rect>
            <draw:line draw:style-name="gr5" draw:text-style-name="P1" draw:layer="layout" svg:x1="17.862cm" svg:y1="5.883cm" svg:x2="18.139cm" svg:y2="5.883cm">
              <text:p/>
            </draw:line>
            <draw:line draw:style-name="gr5" draw:text-style-name="P1" draw:layer="layout" svg:x1="17.862cm" svg:y1="7.732cm" svg:x2="18.139cm" svg:y2="7.732cm">
              <text:p/>
            </draw:line>
            <draw:line draw:style-name="gr5" draw:text-style-name="P1" draw:layer="layout" svg:x1="17.862cm" svg:y1="7.547cm" svg:x2="18.139cm" svg:y2="7.547cm">
              <text:p/>
            </draw:line>
            <draw:line draw:style-name="gr5" draw:text-style-name="P1" draw:layer="layout" svg:x1="17.862cm" svg:y1="7.362cm" svg:x2="18.139cm" svg:y2="7.362cm">
              <text:p/>
            </draw:line>
            <draw:line draw:style-name="gr5" draw:text-style-name="P1" draw:layer="layout" svg:x1="17.862cm" svg:y1="7.177cm" svg:x2="18.139cm" svg:y2="7.177cm">
              <text:p/>
            </draw:line>
            <draw:line draw:style-name="gr5" draw:text-style-name="P1" draw:layer="layout" svg:x1="17.862cm" svg:y1="6.992cm" svg:x2="18.139cm" svg:y2="6.992cm">
              <text:p/>
            </draw:line>
            <draw:line draw:style-name="gr5" draw:text-style-name="P1" draw:layer="layout" svg:x1="17.862cm" svg:y1="6.808cm" svg:x2="18.139cm" svg:y2="6.808cm">
              <text:p/>
            </draw:line>
            <draw:line draw:style-name="gr5" draw:text-style-name="P1" draw:layer="layout" svg:x1="17.862cm" svg:y1="6.623cm" svg:x2="18.139cm" svg:y2="6.623cm">
              <text:p/>
            </draw:line>
            <draw:line draw:style-name="gr5" draw:text-style-name="P1" draw:layer="layout" svg:x1="17.862cm" svg:y1="6.438cm" svg:x2="18.139cm" svg:y2="6.438cm">
              <text:p/>
            </draw:line>
            <draw:line draw:style-name="gr5" draw:text-style-name="P1" draw:layer="layout" svg:x1="17.862cm" svg:y1="6.253cm" svg:x2="18.139cm" svg:y2="6.253cm">
              <text:p/>
            </draw:line>
            <draw:line draw:style-name="gr5" draw:text-style-name="P1" draw:layer="layout" svg:x1="17.862cm" svg:y1="6.068cm" svg:x2="18.139cm" svg:y2="6.068cm">
              <text:p/>
            </draw:line>
          </draw:g>
        </draw:g>
        <draw:g>
          <draw:g>
            <draw:rect draw:style-name="gr4" draw:text-style-name="P1" draw:layer="layout" svg:width="0.277cm" svg:height="2.218cm" svg:x="6.956cm" svg:y="12.075cm">
              <text:p/>
            </draw:rect>
            <draw:line draw:style-name="gr5" draw:text-style-name="P1" draw:layer="layout" svg:x1="6.956cm" svg:y1="12.26cm" svg:x2="7.233cm" svg:y2="12.26cm">
              <text:p/>
            </draw:line>
            <draw:line draw:style-name="gr5" draw:text-style-name="P1" draw:layer="layout" svg:x1="6.956cm" svg:y1="14.108cm" svg:x2="7.233cm" svg:y2="14.108cm">
              <text:p/>
            </draw:line>
            <draw:line draw:style-name="gr5" draw:text-style-name="P1" draw:layer="layout" svg:x1="6.956cm" svg:y1="13.923cm" svg:x2="7.233cm" svg:y2="13.923cm">
              <text:p/>
            </draw:line>
            <draw:line draw:style-name="gr5" draw:text-style-name="P1" draw:layer="layout" svg:x1="6.956cm" svg:y1="13.738cm" svg:x2="7.233cm" svg:y2="13.738cm">
              <text:p/>
            </draw:line>
            <draw:line draw:style-name="gr5" draw:text-style-name="P1" draw:layer="layout" svg:x1="6.956cm" svg:y1="13.554cm" svg:x2="7.233cm" svg:y2="13.554cm">
              <text:p/>
            </draw:line>
            <draw:line draw:style-name="gr5" draw:text-style-name="P1" draw:layer="layout" svg:x1="6.956cm" svg:y1="13.369cm" svg:x2="7.233cm" svg:y2="13.369cm">
              <text:p/>
            </draw:line>
            <draw:line draw:style-name="gr5" draw:text-style-name="P1" draw:layer="layout" svg:x1="6.956cm" svg:y1="13.184cm" svg:x2="7.233cm" svg:y2="13.184cm">
              <text:p/>
            </draw:line>
            <draw:line draw:style-name="gr5" draw:text-style-name="P1" draw:layer="layout" svg:x1="6.956cm" svg:y1="12.999cm" svg:x2="7.233cm" svg:y2="12.999cm">
              <text:p/>
            </draw:line>
            <draw:line draw:style-name="gr5" draw:text-style-name="P1" draw:layer="layout" svg:x1="6.956cm" svg:y1="12.814cm" svg:x2="7.233cm" svg:y2="12.814cm">
              <text:p/>
            </draw:line>
            <draw:line draw:style-name="gr5" draw:text-style-name="P1" draw:layer="layout" svg:x1="6.956cm" svg:y1="12.629cm" svg:x2="7.233cm" svg:y2="12.629cm">
              <text:p/>
            </draw:line>
            <draw:line draw:style-name="gr5" draw:text-style-name="P1" draw:layer="layout" svg:x1="6.956cm" svg:y1="12.445cm" svg:x2="7.233cm" svg:y2="12.445cm">
              <text:p/>
            </draw:line>
          </draw:g>
          <draw:g>
            <draw:rect draw:style-name="gr4" draw:text-style-name="P1" draw:layer="layout" svg:width="0.277cm" svg:height="2.218cm" svg:x="5.847cm" svg:y="12.075cm">
              <text:p/>
            </draw:rect>
            <draw:line draw:style-name="gr5" draw:text-style-name="P1" draw:layer="layout" svg:x1="5.847cm" svg:y1="12.26cm" svg:x2="6.124cm" svg:y2="12.26cm">
              <text:p/>
            </draw:line>
            <draw:line draw:style-name="gr5" draw:text-style-name="P1" draw:layer="layout" svg:x1="5.847cm" svg:y1="14.108cm" svg:x2="6.124cm" svg:y2="14.108cm">
              <text:p/>
            </draw:line>
            <draw:line draw:style-name="gr5" draw:text-style-name="P1" draw:layer="layout" svg:x1="5.847cm" svg:y1="13.923cm" svg:x2="6.124cm" svg:y2="13.923cm">
              <text:p/>
            </draw:line>
            <draw:line draw:style-name="gr5" draw:text-style-name="P1" draw:layer="layout" svg:x1="5.847cm" svg:y1="13.738cm" svg:x2="6.124cm" svg:y2="13.738cm">
              <text:p/>
            </draw:line>
            <draw:line draw:style-name="gr5" draw:text-style-name="P1" draw:layer="layout" svg:x1="5.847cm" svg:y1="13.554cm" svg:x2="6.124cm" svg:y2="13.554cm">
              <text:p/>
            </draw:line>
            <draw:line draw:style-name="gr5" draw:text-style-name="P1" draw:layer="layout" svg:x1="5.847cm" svg:y1="13.369cm" svg:x2="6.124cm" svg:y2="13.369cm">
              <text:p/>
            </draw:line>
            <draw:line draw:style-name="gr5" draw:text-style-name="P1" draw:layer="layout" svg:x1="5.847cm" svg:y1="13.184cm" svg:x2="6.124cm" svg:y2="13.184cm">
              <text:p/>
            </draw:line>
            <draw:line draw:style-name="gr5" draw:text-style-name="P1" draw:layer="layout" svg:x1="5.847cm" svg:y1="12.999cm" svg:x2="6.124cm" svg:y2="12.999cm">
              <text:p/>
            </draw:line>
            <draw:line draw:style-name="gr5" draw:text-style-name="P1" draw:layer="layout" svg:x1="5.847cm" svg:y1="12.814cm" svg:x2="6.124cm" svg:y2="12.814cm">
              <text:p/>
            </draw:line>
            <draw:line draw:style-name="gr5" draw:text-style-name="P1" draw:layer="layout" svg:x1="5.847cm" svg:y1="12.629cm" svg:x2="6.124cm" svg:y2="12.629cm">
              <text:p/>
            </draw:line>
            <draw:line draw:style-name="gr5" draw:text-style-name="P1" draw:layer="layout" svg:x1="5.847cm" svg:y1="12.445cm" svg:x2="6.124cm" svg:y2="12.445cm">
              <text:p/>
            </draw:line>
          </draw:g>
          <draw:g>
            <draw:rect draw:style-name="gr4" draw:text-style-name="P1" draw:layer="layout" svg:width="0.277cm" svg:height="2.218cm" svg:x="6.217cm" svg:y="12.075cm">
              <text:p/>
            </draw:rect>
            <draw:line draw:style-name="gr5" draw:text-style-name="P1" draw:layer="layout" svg:x1="6.217cm" svg:y1="12.26cm" svg:x2="6.494cm" svg:y2="12.26cm">
              <text:p/>
            </draw:line>
            <draw:line draw:style-name="gr5" draw:text-style-name="P1" draw:layer="layout" svg:x1="6.217cm" svg:y1="14.108cm" svg:x2="6.494cm" svg:y2="14.108cm">
              <text:p/>
            </draw:line>
            <draw:line draw:style-name="gr5" draw:text-style-name="P1" draw:layer="layout" svg:x1="6.217cm" svg:y1="13.923cm" svg:x2="6.494cm" svg:y2="13.923cm">
              <text:p/>
            </draw:line>
            <draw:line draw:style-name="gr5" draw:text-style-name="P1" draw:layer="layout" svg:x1="6.217cm" svg:y1="13.738cm" svg:x2="6.494cm" svg:y2="13.738cm">
              <text:p/>
            </draw:line>
            <draw:line draw:style-name="gr5" draw:text-style-name="P1" draw:layer="layout" svg:x1="6.217cm" svg:y1="13.554cm" svg:x2="6.494cm" svg:y2="13.554cm">
              <text:p/>
            </draw:line>
            <draw:line draw:style-name="gr5" draw:text-style-name="P1" draw:layer="layout" svg:x1="6.217cm" svg:y1="13.369cm" svg:x2="6.494cm" svg:y2="13.369cm">
              <text:p/>
            </draw:line>
            <draw:line draw:style-name="gr5" draw:text-style-name="P1" draw:layer="layout" svg:x1="6.217cm" svg:y1="13.184cm" svg:x2="6.494cm" svg:y2="13.184cm">
              <text:p/>
            </draw:line>
            <draw:line draw:style-name="gr5" draw:text-style-name="P1" draw:layer="layout" svg:x1="6.217cm" svg:y1="12.999cm" svg:x2="6.494cm" svg:y2="12.999cm">
              <text:p/>
            </draw:line>
            <draw:line draw:style-name="gr5" draw:text-style-name="P1" draw:layer="layout" svg:x1="6.217cm" svg:y1="12.814cm" svg:x2="6.494cm" svg:y2="12.814cm">
              <text:p/>
            </draw:line>
            <draw:line draw:style-name="gr5" draw:text-style-name="P1" draw:layer="layout" svg:x1="6.217cm" svg:y1="12.629cm" svg:x2="6.494cm" svg:y2="12.629cm">
              <text:p/>
            </draw:line>
            <draw:line draw:style-name="gr5" draw:text-style-name="P1" draw:layer="layout" svg:x1="6.217cm" svg:y1="12.445cm" svg:x2="6.494cm" svg:y2="12.445cm">
              <text:p/>
            </draw:line>
          </draw:g>
          <draw:g>
            <draw:rect draw:style-name="gr4" draw:text-style-name="P1" draw:layer="layout" svg:width="0.278cm" svg:height="2.218cm" svg:x="6.586cm" svg:y="12.075cm">
              <text:p/>
            </draw:rect>
            <draw:line draw:style-name="gr5" draw:text-style-name="P1" draw:layer="layout" svg:x1="6.586cm" svg:y1="12.26cm" svg:x2="6.863cm" svg:y2="12.26cm">
              <text:p/>
            </draw:line>
            <draw:line draw:style-name="gr5" draw:text-style-name="P1" draw:layer="layout" svg:x1="6.586cm" svg:y1="14.108cm" svg:x2="6.863cm" svg:y2="14.108cm">
              <text:p/>
            </draw:line>
            <draw:line draw:style-name="gr5" draw:text-style-name="P1" draw:layer="layout" svg:x1="6.586cm" svg:y1="13.923cm" svg:x2="6.863cm" svg:y2="13.923cm">
              <text:p/>
            </draw:line>
            <draw:line draw:style-name="gr5" draw:text-style-name="P1" draw:layer="layout" svg:x1="6.586cm" svg:y1="13.738cm" svg:x2="6.863cm" svg:y2="13.738cm">
              <text:p/>
            </draw:line>
            <draw:line draw:style-name="gr5" draw:text-style-name="P1" draw:layer="layout" svg:x1="6.586cm" svg:y1="13.554cm" svg:x2="6.863cm" svg:y2="13.554cm">
              <text:p/>
            </draw:line>
            <draw:line draw:style-name="gr5" draw:text-style-name="P1" draw:layer="layout" svg:x1="6.586cm" svg:y1="13.369cm" svg:x2="6.863cm" svg:y2="13.369cm">
              <text:p/>
            </draw:line>
            <draw:line draw:style-name="gr5" draw:text-style-name="P1" draw:layer="layout" svg:x1="6.586cm" svg:y1="13.184cm" svg:x2="6.863cm" svg:y2="13.184cm">
              <text:p/>
            </draw:line>
            <draw:line draw:style-name="gr5" draw:text-style-name="P1" draw:layer="layout" svg:x1="6.586cm" svg:y1="12.999cm" svg:x2="6.863cm" svg:y2="12.999cm">
              <text:p/>
            </draw:line>
            <draw:line draw:style-name="gr5" draw:text-style-name="P1" draw:layer="layout" svg:x1="6.586cm" svg:y1="12.814cm" svg:x2="6.863cm" svg:y2="12.814cm">
              <text:p/>
            </draw:line>
            <draw:line draw:style-name="gr5" draw:text-style-name="P1" draw:layer="layout" svg:x1="6.586cm" svg:y1="12.629cm" svg:x2="6.863cm" svg:y2="12.629cm">
              <text:p/>
            </draw:line>
            <draw:line draw:style-name="gr5" draw:text-style-name="P1" draw:layer="layout" svg:x1="6.586cm" svg:y1="12.445cm" svg:x2="6.863cm" svg:y2="12.445cm">
              <text:p/>
            </draw:line>
          </draw:g>
        </draw:g>
        <draw:frame draw:style-name="gr6" draw:text-style-name="P3" draw:layer="layout" svg:width="3.901cm" svg:height="0.725cm" draw:transform="rotate (1.5707963267946) translate (9.359cm 15.032cm)">
          <draw:text-box>
            <text:p><text:span text:style-name="T2">Wireless Tx Bytes</text:span></text:p>
          </draw:text-box>
        </draw:frame>
        <draw:frame draw:style-name="gr7" draw:text-style-name="P3" draw:layer="layout" svg:width="3.834cm" svg:height="0.725cm" draw:transform="rotate (1.5707963267946) translate (5.2cm 14.88cm)">
          <draw:text-box>
            <text:p><text:span text:style-name="T2">WirelessRx Bytes</text:span></text:p>
          </draw:text-box>
        </draw:frame>
        <draw:frame draw:style-name="gr8" draw:text-style-name="P3" draw:layer="layout" svg:width="3.55cm" svg:height="0.725cm" draw:transform="rotate (1.5707963267946) translate (17.747cm 14.848cm)">
          <draw:text-box>
            <text:p><text:span text:style-name="T2">Device Tx Bytes</text:span></text:p>
          </draw:text-box>
        </draw:frame>
        <draw:frame draw:style-name="gr9" draw:text-style-name="P3" draw:layer="layout" svg:width="2.773cm" svg:height="1.199cm" draw:transform="rotate (1.5707963267946) translate (15.921cm 7.917cm)">
          <draw:text-box>
            <text:p><text:span text:style-name="T2">Incoming</text:span></text:p>
            <text:p><text:span text:style-name="T2">Packages</text:span></text:p>
          </draw:text-box>
        </draw:frame>
        <draw:line draw:style-name="gr10" draw:text-style-name="P1" draw:layer="layout" svg:x1="15.182cm" svg:y1="17.436cm" svg:x2="15.182cm" svg:y2="18.268cm">
          <text:p/>
        </draw:line>
        <draw:g>
          <draw:g>
            <draw:rect draw:style-name="gr4" draw:text-style-name="P1" draw:layer="layout" svg:width="0.277cm" svg:height="2.218cm" svg:x="23.223cm" svg:y="12.028cm">
              <text:p/>
            </draw:rect>
            <draw:line draw:style-name="gr5" draw:text-style-name="P1" draw:layer="layout" svg:x1="23.223cm" svg:y1="12.213cm" svg:x2="23.5cm" svg:y2="12.213cm">
              <text:p/>
            </draw:line>
            <draw:line draw:style-name="gr5" draw:text-style-name="P1" draw:layer="layout" svg:x1="23.223cm" svg:y1="14.061cm" svg:x2="23.5cm" svg:y2="14.061cm">
              <text:p/>
            </draw:line>
            <draw:line draw:style-name="gr5" draw:text-style-name="P1" draw:layer="layout" svg:x1="23.223cm" svg:y1="13.876cm" svg:x2="23.5cm" svg:y2="13.876cm">
              <text:p/>
            </draw:line>
            <draw:line draw:style-name="gr5" draw:text-style-name="P1" draw:layer="layout" svg:x1="23.223cm" svg:y1="13.691cm" svg:x2="23.5cm" svg:y2="13.691cm">
              <text:p/>
            </draw:line>
            <draw:line draw:style-name="gr5" draw:text-style-name="P1" draw:layer="layout" svg:x1="23.223cm" svg:y1="13.506cm" svg:x2="23.5cm" svg:y2="13.506cm">
              <text:p/>
            </draw:line>
            <draw:line draw:style-name="gr5" draw:text-style-name="P1" draw:layer="layout" svg:x1="23.223cm" svg:y1="13.322cm" svg:x2="23.5cm" svg:y2="13.322cm">
              <text:p/>
            </draw:line>
            <draw:line draw:style-name="gr5" draw:text-style-name="P1" draw:layer="layout" svg:x1="23.223cm" svg:y1="13.137cm" svg:x2="23.5cm" svg:y2="13.137cm">
              <text:p/>
            </draw:line>
            <draw:line draw:style-name="gr5" draw:text-style-name="P1" draw:layer="layout" svg:x1="23.223cm" svg:y1="12.952cm" svg:x2="23.5cm" svg:y2="12.952cm">
              <text:p/>
            </draw:line>
            <draw:line draw:style-name="gr5" draw:text-style-name="P1" draw:layer="layout" svg:x1="23.223cm" svg:y1="12.767cm" svg:x2="23.5cm" svg:y2="12.767cm">
              <text:p/>
            </draw:line>
            <draw:line draw:style-name="gr5" draw:text-style-name="P1" draw:layer="layout" svg:x1="23.223cm" svg:y1="12.582cm" svg:x2="23.5cm" svg:y2="12.582cm">
              <text:p/>
            </draw:line>
            <draw:line draw:style-name="gr5" draw:text-style-name="P1" draw:layer="layout" svg:x1="23.223cm" svg:y1="12.397cm" svg:x2="23.5cm" svg:y2="12.397cm">
              <text:p/>
            </draw:line>
          </draw:g>
          <draw:g>
            <draw:rect draw:style-name="gr4" draw:text-style-name="P1" draw:layer="layout" svg:width="0.277cm" svg:height="2.218cm" svg:x="22.114cm" svg:y="12.028cm">
              <text:p/>
            </draw:rect>
            <draw:line draw:style-name="gr5" draw:text-style-name="P1" draw:layer="layout" svg:x1="22.114cm" svg:y1="12.213cm" svg:x2="22.391cm" svg:y2="12.213cm">
              <text:p/>
            </draw:line>
            <draw:line draw:style-name="gr5" draw:text-style-name="P1" draw:layer="layout" svg:x1="22.114cm" svg:y1="14.061cm" svg:x2="22.391cm" svg:y2="14.061cm">
              <text:p/>
            </draw:line>
            <draw:line draw:style-name="gr5" draw:text-style-name="P1" draw:layer="layout" svg:x1="22.114cm" svg:y1="13.876cm" svg:x2="22.391cm" svg:y2="13.876cm">
              <text:p/>
            </draw:line>
            <draw:line draw:style-name="gr5" draw:text-style-name="P1" draw:layer="layout" svg:x1="22.114cm" svg:y1="13.691cm" svg:x2="22.391cm" svg:y2="13.691cm">
              <text:p/>
            </draw:line>
            <draw:line draw:style-name="gr5" draw:text-style-name="P1" draw:layer="layout" svg:x1="22.114cm" svg:y1="13.506cm" svg:x2="22.391cm" svg:y2="13.506cm">
              <text:p/>
            </draw:line>
            <draw:line draw:style-name="gr5" draw:text-style-name="P1" draw:layer="layout" svg:x1="22.114cm" svg:y1="13.322cm" svg:x2="22.391cm" svg:y2="13.322cm">
              <text:p/>
            </draw:line>
            <draw:line draw:style-name="gr5" draw:text-style-name="P1" draw:layer="layout" svg:x1="22.114cm" svg:y1="13.137cm" svg:x2="22.391cm" svg:y2="13.137cm">
              <text:p/>
            </draw:line>
            <draw:line draw:style-name="gr5" draw:text-style-name="P1" draw:layer="layout" svg:x1="22.114cm" svg:y1="12.952cm" svg:x2="22.391cm" svg:y2="12.952cm">
              <text:p/>
            </draw:line>
            <draw:line draw:style-name="gr5" draw:text-style-name="P1" draw:layer="layout" svg:x1="22.114cm" svg:y1="12.767cm" svg:x2="22.391cm" svg:y2="12.767cm">
              <text:p/>
            </draw:line>
            <draw:line draw:style-name="gr5" draw:text-style-name="P1" draw:layer="layout" svg:x1="22.114cm" svg:y1="12.582cm" svg:x2="22.391cm" svg:y2="12.582cm">
              <text:p/>
            </draw:line>
            <draw:line draw:style-name="gr5" draw:text-style-name="P1" draw:layer="layout" svg:x1="22.114cm" svg:y1="12.397cm" svg:x2="22.391cm" svg:y2="12.397cm">
              <text:p/>
            </draw:line>
          </draw:g>
          <draw:g>
            <draw:rect draw:style-name="gr4" draw:text-style-name="P1" draw:layer="layout" svg:width="0.278cm" svg:height="2.218cm" svg:x="22.483cm" svg:y="12.028cm">
              <text:p/>
            </draw:rect>
            <draw:line draw:style-name="gr5" draw:text-style-name="P1" draw:layer="layout" svg:x1="22.483cm" svg:y1="12.213cm" svg:x2="22.76cm" svg:y2="12.213cm">
              <text:p/>
            </draw:line>
            <draw:line draw:style-name="gr5" draw:text-style-name="P1" draw:layer="layout" svg:x1="22.483cm" svg:y1="14.061cm" svg:x2="22.76cm" svg:y2="14.061cm">
              <text:p/>
            </draw:line>
            <draw:line draw:style-name="gr5" draw:text-style-name="P1" draw:layer="layout" svg:x1="22.483cm" svg:y1="13.876cm" svg:x2="22.76cm" svg:y2="13.876cm">
              <text:p/>
            </draw:line>
            <draw:line draw:style-name="gr5" draw:text-style-name="P1" draw:layer="layout" svg:x1="22.483cm" svg:y1="13.691cm" svg:x2="22.76cm" svg:y2="13.691cm">
              <text:p/>
            </draw:line>
            <draw:line draw:style-name="gr5" draw:text-style-name="P1" draw:layer="layout" svg:x1="22.483cm" svg:y1="13.506cm" svg:x2="22.76cm" svg:y2="13.506cm">
              <text:p/>
            </draw:line>
            <draw:line draw:style-name="gr5" draw:text-style-name="P1" draw:layer="layout" svg:x1="22.483cm" svg:y1="13.322cm" svg:x2="22.76cm" svg:y2="13.322cm">
              <text:p/>
            </draw:line>
            <draw:line draw:style-name="gr5" draw:text-style-name="P1" draw:layer="layout" svg:x1="22.483cm" svg:y1="13.137cm" svg:x2="22.76cm" svg:y2="13.137cm">
              <text:p/>
            </draw:line>
            <draw:line draw:style-name="gr5" draw:text-style-name="P1" draw:layer="layout" svg:x1="22.483cm" svg:y1="12.952cm" svg:x2="22.76cm" svg:y2="12.952cm">
              <text:p/>
            </draw:line>
            <draw:line draw:style-name="gr5" draw:text-style-name="P1" draw:layer="layout" svg:x1="22.483cm" svg:y1="12.767cm" svg:x2="22.76cm" svg:y2="12.767cm">
              <text:p/>
            </draw:line>
            <draw:line draw:style-name="gr5" draw:text-style-name="P1" draw:layer="layout" svg:x1="22.483cm" svg:y1="12.582cm" svg:x2="22.76cm" svg:y2="12.582cm">
              <text:p/>
            </draw:line>
            <draw:line draw:style-name="gr5" draw:text-style-name="P1" draw:layer="layout" svg:x1="22.483cm" svg:y1="12.397cm" svg:x2="22.76cm" svg:y2="12.397cm">
              <text:p/>
            </draw:line>
          </draw:g>
          <draw:g>
            <draw:rect draw:style-name="gr4" draw:text-style-name="P1" draw:layer="layout" svg:width="0.277cm" svg:height="2.218cm" svg:x="22.853cm" svg:y="12.028cm">
              <text:p/>
            </draw:rect>
            <draw:line draw:style-name="gr5" draw:text-style-name="P1" draw:layer="layout" svg:x1="22.853cm" svg:y1="12.213cm" svg:x2="23.13cm" svg:y2="12.213cm">
              <text:p/>
            </draw:line>
            <draw:line draw:style-name="gr5" draw:text-style-name="P1" draw:layer="layout" svg:x1="22.853cm" svg:y1="14.061cm" svg:x2="23.13cm" svg:y2="14.061cm">
              <text:p/>
            </draw:line>
            <draw:line draw:style-name="gr5" draw:text-style-name="P1" draw:layer="layout" svg:x1="22.853cm" svg:y1="13.876cm" svg:x2="23.13cm" svg:y2="13.876cm">
              <text:p/>
            </draw:line>
            <draw:line draw:style-name="gr5" draw:text-style-name="P1" draw:layer="layout" svg:x1="22.853cm" svg:y1="13.691cm" svg:x2="23.13cm" svg:y2="13.691cm">
              <text:p/>
            </draw:line>
            <draw:line draw:style-name="gr5" draw:text-style-name="P1" draw:layer="layout" svg:x1="22.853cm" svg:y1="13.506cm" svg:x2="23.13cm" svg:y2="13.506cm">
              <text:p/>
            </draw:line>
            <draw:line draw:style-name="gr5" draw:text-style-name="P1" draw:layer="layout" svg:x1="22.853cm" svg:y1="13.322cm" svg:x2="23.13cm" svg:y2="13.322cm">
              <text:p/>
            </draw:line>
            <draw:line draw:style-name="gr5" draw:text-style-name="P1" draw:layer="layout" svg:x1="22.853cm" svg:y1="13.137cm" svg:x2="23.13cm" svg:y2="13.137cm">
              <text:p/>
            </draw:line>
            <draw:line draw:style-name="gr5" draw:text-style-name="P1" draw:layer="layout" svg:x1="22.853cm" svg:y1="12.952cm" svg:x2="23.13cm" svg:y2="12.952cm">
              <text:p/>
            </draw:line>
            <draw:line draw:style-name="gr5" draw:text-style-name="P1" draw:layer="layout" svg:x1="22.853cm" svg:y1="12.767cm" svg:x2="23.13cm" svg:y2="12.767cm">
              <text:p/>
            </draw:line>
            <draw:line draw:style-name="gr5" draw:text-style-name="P1" draw:layer="layout" svg:x1="22.853cm" svg:y1="12.582cm" svg:x2="23.13cm" svg:y2="12.582cm">
              <text:p/>
            </draw:line>
            <draw:line draw:style-name="gr5" draw:text-style-name="P1" draw:layer="layout" svg:x1="22.853cm" svg:y1="12.397cm" svg:x2="23.13cm" svg:y2="12.397cm">
              <text:p/>
            </draw:line>
          </draw:g>
        </draw:g>
        <draw:frame draw:style-name="gr11" draw:text-style-name="P3" draw:layer="layout" svg:width="3.601cm" svg:height="0.725cm" draw:transform="rotate (1.5707963267946) translate (21.374cm 15.033cm)">
          <draw:text-box>
            <text:p><text:span text:style-name="T2">Device Rx Bytes</text:span></text:p>
          </draw:text-box>
        </draw:frame>
        <draw:g>
          <draw:g>
            <draw:rect draw:style-name="gr4" draw:text-style-name="P1" draw:layer="layout" svg:width="0.278cm" svg:height="2.218cm" svg:x="13.332cm" svg:y="5.791cm">
              <text:p/>
            </draw:rect>
            <draw:line draw:style-name="gr5" draw:text-style-name="P1" draw:layer="layout" svg:x1="13.332cm" svg:y1="5.976cm" svg:x2="13.609cm" svg:y2="5.976cm">
              <text:p/>
            </draw:line>
            <draw:line draw:style-name="gr5" draw:text-style-name="P1" draw:layer="layout" svg:x1="13.332cm" svg:y1="7.824cm" svg:x2="13.609cm" svg:y2="7.824cm">
              <text:p/>
            </draw:line>
            <draw:line draw:style-name="gr5" draw:text-style-name="P1" draw:layer="layout" svg:x1="13.332cm" svg:y1="7.639cm" svg:x2="13.609cm" svg:y2="7.639cm">
              <text:p/>
            </draw:line>
            <draw:line draw:style-name="gr5" draw:text-style-name="P1" draw:layer="layout" svg:x1="13.332cm" svg:y1="7.455cm" svg:x2="13.609cm" svg:y2="7.455cm">
              <text:p/>
            </draw:line>
            <draw:line draw:style-name="gr5" draw:text-style-name="P1" draw:layer="layout" svg:x1="13.332cm" svg:y1="7.27cm" svg:x2="13.609cm" svg:y2="7.27cm">
              <text:p/>
            </draw:line>
            <draw:line draw:style-name="gr5" draw:text-style-name="P1" draw:layer="layout" svg:x1="13.332cm" svg:y1="7.085cm" svg:x2="13.609cm" svg:y2="7.085cm">
              <text:p/>
            </draw:line>
            <draw:line draw:style-name="gr5" draw:text-style-name="P1" draw:layer="layout" svg:x1="13.332cm" svg:y1="6.9cm" svg:x2="13.609cm" svg:y2="6.9cm">
              <text:p/>
            </draw:line>
            <draw:line draw:style-name="gr5" draw:text-style-name="P1" draw:layer="layout" svg:x1="13.332cm" svg:y1="6.715cm" svg:x2="13.609cm" svg:y2="6.715cm">
              <text:p/>
            </draw:line>
            <draw:line draw:style-name="gr5" draw:text-style-name="P1" draw:layer="layout" svg:x1="13.332cm" svg:y1="6.53cm" svg:x2="13.609cm" svg:y2="6.53cm">
              <text:p/>
            </draw:line>
            <draw:line draw:style-name="gr5" draw:text-style-name="P1" draw:layer="layout" svg:x1="13.332cm" svg:y1="6.345cm" svg:x2="13.609cm" svg:y2="6.345cm">
              <text:p/>
            </draw:line>
            <draw:line draw:style-name="gr5" draw:text-style-name="P1" draw:layer="layout" svg:x1="13.332cm" svg:y1="6.161cm" svg:x2="13.609cm" svg:y2="6.161cm">
              <text:p/>
            </draw:line>
          </draw:g>
          <draw:g>
            <draw:rect draw:style-name="gr4" draw:text-style-name="P1" draw:layer="layout" svg:width="0.278cm" svg:height="2.218cm" svg:x="12.223cm" svg:y="5.791cm">
              <text:p/>
            </draw:rect>
            <draw:line draw:style-name="gr5" draw:text-style-name="P1" draw:layer="layout" svg:x1="12.223cm" svg:y1="5.976cm" svg:x2="12.5cm" svg:y2="5.976cm">
              <text:p/>
            </draw:line>
            <draw:line draw:style-name="gr5" draw:text-style-name="P1" draw:layer="layout" svg:x1="12.223cm" svg:y1="7.824cm" svg:x2="12.5cm" svg:y2="7.824cm">
              <text:p/>
            </draw:line>
            <draw:line draw:style-name="gr5" draw:text-style-name="P1" draw:layer="layout" svg:x1="12.223cm" svg:y1="7.639cm" svg:x2="12.5cm" svg:y2="7.639cm">
              <text:p/>
            </draw:line>
            <draw:line draw:style-name="gr5" draw:text-style-name="P1" draw:layer="layout" svg:x1="12.223cm" svg:y1="7.455cm" svg:x2="12.5cm" svg:y2="7.455cm">
              <text:p/>
            </draw:line>
            <draw:line draw:style-name="gr5" draw:text-style-name="P1" draw:layer="layout" svg:x1="12.223cm" svg:y1="7.27cm" svg:x2="12.5cm" svg:y2="7.27cm">
              <text:p/>
            </draw:line>
            <draw:line draw:style-name="gr5" draw:text-style-name="P1" draw:layer="layout" svg:x1="12.223cm" svg:y1="7.085cm" svg:x2="12.5cm" svg:y2="7.085cm">
              <text:p/>
            </draw:line>
            <draw:line draw:style-name="gr5" draw:text-style-name="P1" draw:layer="layout" svg:x1="12.223cm" svg:y1="6.9cm" svg:x2="12.5cm" svg:y2="6.9cm">
              <text:p/>
            </draw:line>
            <draw:line draw:style-name="gr5" draw:text-style-name="P1" draw:layer="layout" svg:x1="12.223cm" svg:y1="6.715cm" svg:x2="12.5cm" svg:y2="6.715cm">
              <text:p/>
            </draw:line>
            <draw:line draw:style-name="gr5" draw:text-style-name="P1" draw:layer="layout" svg:x1="12.223cm" svg:y1="6.53cm" svg:x2="12.5cm" svg:y2="6.53cm">
              <text:p/>
            </draw:line>
            <draw:line draw:style-name="gr5" draw:text-style-name="P1" draw:layer="layout" svg:x1="12.223cm" svg:y1="6.345cm" svg:x2="12.5cm" svg:y2="6.345cm">
              <text:p/>
            </draw:line>
            <draw:line draw:style-name="gr5" draw:text-style-name="P1" draw:layer="layout" svg:x1="12.223cm" svg:y1="6.161cm" svg:x2="12.5cm" svg:y2="6.161cm">
              <text:p/>
            </draw:line>
          </draw:g>
          <draw:g>
            <draw:rect draw:style-name="gr4" draw:text-style-name="P1" draw:layer="layout" svg:width="0.277cm" svg:height="2.218cm" svg:x="12.593cm" svg:y="5.791cm">
              <text:p/>
            </draw:rect>
            <draw:line draw:style-name="gr5" draw:text-style-name="P1" draw:layer="layout" svg:x1="12.593cm" svg:y1="5.976cm" svg:x2="12.87cm" svg:y2="5.976cm">
              <text:p/>
            </draw:line>
            <draw:line draw:style-name="gr5" draw:text-style-name="P1" draw:layer="layout" svg:x1="12.593cm" svg:y1="7.824cm" svg:x2="12.87cm" svg:y2="7.824cm">
              <text:p/>
            </draw:line>
            <draw:line draw:style-name="gr5" draw:text-style-name="P1" draw:layer="layout" svg:x1="12.593cm" svg:y1="7.639cm" svg:x2="12.87cm" svg:y2="7.639cm">
              <text:p/>
            </draw:line>
            <draw:line draw:style-name="gr5" draw:text-style-name="P1" draw:layer="layout" svg:x1="12.593cm" svg:y1="7.455cm" svg:x2="12.87cm" svg:y2="7.455cm">
              <text:p/>
            </draw:line>
            <draw:line draw:style-name="gr5" draw:text-style-name="P1" draw:layer="layout" svg:x1="12.593cm" svg:y1="7.27cm" svg:x2="12.87cm" svg:y2="7.27cm">
              <text:p/>
            </draw:line>
            <draw:line draw:style-name="gr5" draw:text-style-name="P1" draw:layer="layout" svg:x1="12.593cm" svg:y1="7.085cm" svg:x2="12.87cm" svg:y2="7.085cm">
              <text:p/>
            </draw:line>
            <draw:line draw:style-name="gr5" draw:text-style-name="P1" draw:layer="layout" svg:x1="12.593cm" svg:y1="6.9cm" svg:x2="12.87cm" svg:y2="6.9cm">
              <text:p/>
            </draw:line>
            <draw:line draw:style-name="gr5" draw:text-style-name="P1" draw:layer="layout" svg:x1="12.593cm" svg:y1="6.715cm" svg:x2="12.87cm" svg:y2="6.715cm">
              <text:p/>
            </draw:line>
            <draw:line draw:style-name="gr5" draw:text-style-name="P1" draw:layer="layout" svg:x1="12.593cm" svg:y1="6.53cm" svg:x2="12.87cm" svg:y2="6.53cm">
              <text:p/>
            </draw:line>
            <draw:line draw:style-name="gr5" draw:text-style-name="P1" draw:layer="layout" svg:x1="12.593cm" svg:y1="6.345cm" svg:x2="12.87cm" svg:y2="6.345cm">
              <text:p/>
            </draw:line>
            <draw:line draw:style-name="gr5" draw:text-style-name="P1" draw:layer="layout" svg:x1="12.593cm" svg:y1="6.161cm" svg:x2="12.87cm" svg:y2="6.161cm">
              <text:p/>
            </draw:line>
          </draw:g>
          <draw:g>
            <draw:rect draw:style-name="gr4" draw:text-style-name="P1" draw:layer="layout" svg:width="0.277cm" svg:height="2.218cm" svg:x="12.963cm" svg:y="5.791cm">
              <text:p/>
            </draw:rect>
            <draw:line draw:style-name="gr5" draw:text-style-name="P1" draw:layer="layout" svg:x1="12.963cm" svg:y1="5.976cm" svg:x2="13.24cm" svg:y2="5.976cm">
              <text:p/>
            </draw:line>
            <draw:line draw:style-name="gr5" draw:text-style-name="P1" draw:layer="layout" svg:x1="12.963cm" svg:y1="7.824cm" svg:x2="13.24cm" svg:y2="7.824cm">
              <text:p/>
            </draw:line>
            <draw:line draw:style-name="gr5" draw:text-style-name="P1" draw:layer="layout" svg:x1="12.963cm" svg:y1="7.639cm" svg:x2="13.24cm" svg:y2="7.639cm">
              <text:p/>
            </draw:line>
            <draw:line draw:style-name="gr5" draw:text-style-name="P1" draw:layer="layout" svg:x1="12.963cm" svg:y1="7.455cm" svg:x2="13.24cm" svg:y2="7.455cm">
              <text:p/>
            </draw:line>
            <draw:line draw:style-name="gr5" draw:text-style-name="P1" draw:layer="layout" svg:x1="12.963cm" svg:y1="7.27cm" svg:x2="13.24cm" svg:y2="7.27cm">
              <text:p/>
            </draw:line>
            <draw:line draw:style-name="gr5" draw:text-style-name="P1" draw:layer="layout" svg:x1="12.963cm" svg:y1="7.085cm" svg:x2="13.24cm" svg:y2="7.085cm">
              <text:p/>
            </draw:line>
            <draw:line draw:style-name="gr5" draw:text-style-name="P1" draw:layer="layout" svg:x1="12.963cm" svg:y1="6.9cm" svg:x2="13.24cm" svg:y2="6.9cm">
              <text:p/>
            </draw:line>
            <draw:line draw:style-name="gr5" draw:text-style-name="P1" draw:layer="layout" svg:x1="12.963cm" svg:y1="6.715cm" svg:x2="13.24cm" svg:y2="6.715cm">
              <text:p/>
            </draw:line>
            <draw:line draw:style-name="gr5" draw:text-style-name="P1" draw:layer="layout" svg:x1="12.963cm" svg:y1="6.53cm" svg:x2="13.24cm" svg:y2="6.53cm">
              <text:p/>
            </draw:line>
            <draw:line draw:style-name="gr5" draw:text-style-name="P1" draw:layer="layout" svg:x1="12.963cm" svg:y1="6.345cm" svg:x2="13.24cm" svg:y2="6.345cm">
              <text:p/>
            </draw:line>
            <draw:line draw:style-name="gr5" draw:text-style-name="P1" draw:layer="layout" svg:x1="12.963cm" svg:y1="6.161cm" svg:x2="13.24cm" svg:y2="6.161cm">
              <text:p/>
            </draw:line>
          </draw:g>
        </draw:g>
        <draw:frame draw:style-name="gr12" draw:text-style-name="P3" draw:layer="layout" svg:width="2.365cm" svg:height="1.199cm" draw:transform="rotate (1.5707963267946) translate (11.023cm 8.009cm)">
          <draw:text-box>
            <text:p><text:span text:style-name="T2">Outgoing</text:span></text:p>
            <text:p><text:span text:style-name="T2">Packages</text:span></text:p>
          </draw:text-box>
        </draw:frame>
        <draw:line draw:style-name="gr10" draw:text-style-name="P1" draw:layer="layout" svg:x1="15.182cm" svg:y1="17.622cm" svg:x2="15.182cm" svg:y2="17.252cm">
          <text:p/>
        </draw:line>
        <draw:line draw:style-name="gr10" draw:text-style-name="P1" draw:layer="layout" svg:x1="10.93cm" svg:y1="15.773cm" svg:x2="13.888cm" svg:y2="15.773cm">
          <text:p/>
        </draw:line>
        <draw:line draw:style-name="gr5" draw:text-style-name="P1" draw:layer="layout" svg:x1="10.93cm" svg:y1="15.772cm" svg:x2="10.93cm" svg:y2="14.386cm">
          <text:p/>
        </draw:line>
        <draw:line draw:style-name="gr10" draw:text-style-name="P1" draw:layer="layout" svg:x1="6.586cm" svg:y1="16.327cm" svg:x2="6.586cm" svg:y2="14.386cm">
          <text:p/>
        </draw:line>
        <draw:line draw:style-name="gr5" draw:text-style-name="P1" draw:layer="layout" svg:x1="13.888cm" svg:y1="16.327cm" svg:x2="6.586cm" svg:y2="16.327cm">
          <text:p/>
        </draw:line>
        <draw:line draw:style-name="gr10" draw:text-style-name="P1" draw:layer="layout" svg:x1="19.156cm" svg:y1="15.68cm" svg:x2="16.476cm" svg:y2="15.68cm">
          <text:p/>
        </draw:line>
        <draw:line draw:style-name="gr5" draw:text-style-name="P1" draw:layer="layout" svg:x1="19.156cm" svg:y1="15.68cm" svg:x2="19.156cm" svg:y2="14.386cm">
          <text:p/>
        </draw:line>
        <draw:line draw:style-name="gr5" draw:text-style-name="P1" draw:layer="layout" svg:x1="16.476cm" svg:y1="16.327cm" svg:x2="22.946cm" svg:y2="16.327cm">
          <text:p/>
        </draw:line>
        <draw:line draw:style-name="gr10" draw:text-style-name="P1" draw:layer="layout" svg:x1="22.945cm" svg:y1="16.419cm" svg:x2="22.945cm" svg:y2="14.386cm">
          <text:p/>
        </draw:line>
        <draw:line draw:style-name="gr10" draw:text-style-name="P1" draw:layer="layout" svg:x1="19.248cm" svg:y1="3.203cm" svg:x2="19.248cm" svg:y2="11.983cm">
          <text:p/>
        </draw:line>
        <draw:line draw:style-name="gr5" draw:text-style-name="P1" draw:layer="layout" svg:x1="19.248cm" svg:y1="3.203cm" svg:x2="16.383cm" svg:y2="3.203cm">
          <text:p/>
        </draw:line>
        <draw:line draw:style-name="gr10" draw:text-style-name="P1" draw:layer="layout" svg:x1="22.946cm" svg:y1="2.741cm" svg:x2="16.291cm" svg:y2="2.741cm">
          <text:p/>
        </draw:line>
        <draw:line draw:style-name="gr5" draw:text-style-name="P1" draw:layer="layout" svg:x1="22.945cm" svg:y1="11.983cm" svg:x2="22.945cm" svg:y2="2.741cm">
          <text:p/>
        </draw:line>
        <draw:line draw:style-name="gr10" draw:text-style-name="P1" draw:layer="layout" svg:x1="17.77cm" svg:y1="9.395cm" svg:x2="17.77cm" svg:y2="8.009cm">
          <text:p/>
        </draw:line>
        <draw:line draw:style-name="gr5" draw:text-style-name="P1" draw:layer="layout" svg:x1="17.769cm" svg:y1="9.395cm" svg:x2="16.383cm" svg:y2="9.395cm">
          <text:p/>
        </draw:line>
        <draw:line draw:style-name="gr10" draw:text-style-name="P1" draw:layer="layout" svg:x1="17.769cm" svg:y1="3.665cm" svg:x2="16.383cm" svg:y2="3.665cm">
          <text:p/>
        </draw:line>
        <draw:line draw:style-name="gr5" draw:text-style-name="P1" draw:layer="layout" svg:x1="17.77cm" svg:y1="5.606cm" svg:x2="17.77cm" svg:y2="3.665cm">
          <text:p/>
        </draw:line>
        <draw:line draw:style-name="gr10" draw:text-style-name="P1" draw:layer="layout" svg:x1="12.964cm" svg:y1="3.295cm" svg:x2="12.964cm" svg:y2="5.698cm">
          <text:p/>
        </draw:line>
        <draw:line draw:style-name="gr5" draw:text-style-name="P1" draw:layer="layout" svg:x1="12.964cm" svg:y1="3.295cm" svg:x2="13.888cm" svg:y2="3.295cm">
          <text:p/>
        </draw:line>
        <draw:line draw:style-name="gr10" draw:text-style-name="P1" draw:layer="layout" svg:x1="12.964cm" svg:y1="9.488cm" svg:x2="13.796cm" svg:y2="9.488cm">
          <text:p/>
        </draw:line>
        <draw:line draw:style-name="gr5" draw:text-style-name="P1" draw:layer="layout" svg:x1="12.964cm" svg:y1="9.488cm" svg:x2="12.964cm" svg:y2="8.102cm">
          <text:p/>
        </draw:line>
        <draw:line draw:style-name="gr10" draw:text-style-name="P1" draw:layer="layout" svg:x1="11.023cm" svg:y1="10.505cm" svg:x2="11.023cm" svg:y2="11.799cm">
          <text:p/>
        </draw:line>
        <draw:line draw:style-name="gr5" draw:text-style-name="P1" draw:layer="layout" svg:x1="11.023cm" svg:y1="10.505cm" svg:x2="14.073cm" svg:y2="10.505cm">
          <text:p/>
        </draw:line>
        <draw:line draw:style-name="gr10" draw:text-style-name="P1" draw:layer="layout" svg:x1="6.586cm" svg:y1="10.042cm" svg:x2="13.888cm" svg:y2="10.042cm">
          <text:p/>
        </draw:line>
        <draw:line draw:style-name="gr5" draw:text-style-name="P1" draw:layer="layout" svg:x1="6.586cm" svg:y1="11.983cm" svg:x2="6.586cm" svg:y2="9.9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414cm" fo:margin-bottom="0.375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efanie Schmidiger</meta:initial-creator>
    <meta:creation-date>2017-11-04T17:04:31.53</meta:creation-date>
    <dc:date>2018-01-08T13:47:53.68</dc:date>
    <dc:creator>Stefanie Schmidiger</dc:creator>
    <meta:editing-duration>PT47M41S</meta:editing-duration>
    <meta:editing-cycles>7</meta:editing-cycles>
    <meta:generator>OpenOffice/4.1.3$Win32 OpenOffice.org_project/413m1$Build-9783</meta:generator>
    <meta:document-statistic meta:object-count="360"/>
  </office:meta>
</office:document-meta>
</file>